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80000001C16CEF0CE26EF9DDD.png" manifest:media-type="image/png"/>
  <manifest:file-entry manifest:full-path="Pictures/100002010000012F00000017DE356D60DA8DD030.png" manifest:media-type="image/png"/>
  <manifest:file-entry manifest:full-path="Pictures/10000201000001320000001620CD05AA0CFCBC4D.png" manifest:media-type="image/png"/>
  <manifest:file-entry manifest:full-path="Pictures/100002010000010D0000002B59F900BCD7460E61.png" manifest:media-type="image/png"/>
  <manifest:file-entry manifest:full-path="Pictures/10000201000001100000001B46EE1B7DF2B75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227e6"/>
    </style:style>
    <style:style style:name="P2" style:family="paragraph" style:parent-style-name="Standard">
      <style:text-properties officeooo:paragraph-rsid="000227e6"/>
    </style:style>
    <style:style style:name="P3" style:family="paragraph" style:parent-style-name="Standard">
      <style:text-properties officeooo:paragraph-rsid="00023ac0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0a5b84" officeooo:paragraph-rsid="000a5b84" style:font-weight-asian="bold" style:font-weight-complex="bold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6" style:family="paragraph" style:parent-style-name="Preformatted_20_Text">
      <loext:graphic-properties draw:fill="solid" draw:fill-color="#2b2b2b"/>
      <style:paragraph-properties fo:background-color="#2b2b2b"/>
      <style:text-properties fo:color="#a9b7c6" style:font-name="DejaVu Sans Mono" fo:font-size="11.3000001907349pt" officeooo:paragraph-rsid="000227e6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 officeooo:paragraph-rsid="00078650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34f98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380f9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5" style:family="paragraph" style:parent-style-name="HTML_20_Preformatted">
      <loext:graphic-properties draw:fill="solid" draw:fill-color="#2b2b2b"/>
      <style:paragraph-properties fo:background-color="#2b2b2b"/>
      <style:text-properties officeooo:paragraph-rsid="000227e6"/>
    </style:style>
    <style:style style:name="P16" style:family="paragraph" style:parent-style-name="Standard" style:master-page-name="Standard">
      <style:paragraph-properties style:page-number="auto"/>
      <style:text-properties officeooo:paragraph-rsid="000227e6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0ead62" officeooo:paragraph-rsid="000ead62" style:font-weight-asian="bold" style:font-weight-complex="bold"/>
    </style:style>
    <style:style style:name="P19" style:family="paragraph" style:parent-style-name="Standard">
      <style:text-properties fo:color="#a9b7c6" style:font-name="Consolas" fo:font-size="10.5pt" officeooo:paragraph-rsid="000227e6" style:font-size-asian="10.5pt" style:font-size-complex="10.5pt"/>
    </style:style>
    <style:style style:name="P20" style:family="paragraph" style:parent-style-name="Standard">
      <style:paragraph-properties fo:text-align="center" style:justify-single-word="false" fo:break-before="page"/>
      <style:text-properties fo:language="en" fo:country="US" fo:font-weight="bold" officeooo:paragraph-rsid="000227e6" style:font-weight-asian="bold" style:font-weight-complex="bold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 officeooo:paragraph-rsid="000380f9"/>
    </style:style>
    <style:style style:name="P2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1.3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27e6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Consolas" fo:font-size="10.5pt" fo:language="en" fo:country="US" style:font-size-asian="10.5pt" style:font-size-complex="10.5pt"/>
    </style:style>
    <style:style style:name="T5" style:family="text">
      <style:text-properties fo:color="#cc7832" style:font-name="DejaVu Sans Mono" fo:font-size="11.3000001907349pt"/>
    </style:style>
    <style:style style:name="T6" style:family="text">
      <style:text-properties fo:color="#cc7832" fo:language="en" fo:country="US" fo:font-weight="bold" style:font-weight-asian="bold" style:font-weight-complex="bold"/>
    </style:style>
    <style:style style:name="T7" style:family="text">
      <style:text-properties fo:color="#ffc66d"/>
    </style:style>
    <style:style style:name="T8" style:family="text">
      <style:text-properties fo:color="#ffc66d" style:font-name="Consolas" fo:font-size="10.5pt" fo:language="en" fo:country="US" style:font-size-asian="10.5pt" style:font-size-complex="10.5pt"/>
    </style:style>
    <style:style style:name="T9" style:family="text">
      <style:text-properties fo:color="#ffc66d" style:font-name="DejaVu Sans Mono" fo:font-size="11.3000001907349pt"/>
    </style:style>
    <style:style style:name="T10" style:family="text">
      <style:text-properties fo:color="#ffc66d" fo:language="en" fo:country="US" fo:font-weight="bold" style:font-weight-asian="bold" style:font-weight-complex="bold"/>
    </style:style>
    <style:style style:name="T11" style:family="text">
      <style:text-properties fo:color="#a9b7c6"/>
    </style:style>
    <style:style style:name="T12" style:family="text">
      <style:text-properties fo:color="#a9b7c6" style:font-name="Consolas" fo:font-size="10.5pt" fo:language="en" fo:country="US" style:font-size-asian="10.5pt" style:font-size-complex="10.5pt"/>
    </style:style>
    <style:style style:name="T13" style:family="text">
      <style:text-properties fo:color="#a9b7c6" style:font-name="DejaVu Sans Mono" fo:font-size="11.3000001907349pt"/>
    </style:style>
    <style:style style:name="T14" style:family="text">
      <style:text-properties fo:color="#6897bb"/>
    </style:style>
    <style:style style:name="T15" style:family="text">
      <style:text-properties fo:color="#6897bb" style:font-name="DejaVu Sans Mono" fo:font-size="11.3000001907349pt"/>
    </style:style>
    <style:style style:name="T16" style:family="text">
      <style:text-properties fo:color="#6a8759"/>
    </style:style>
    <style:style style:name="T17" style:family="text">
      <style:text-properties fo:color="#6a8759" style:font-name="DejaVu Sans Mono" fo:font-size="11.3000001907349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officeooo:rsid="00023ac0"/>
    </style:style>
    <style:style style:name="T21" style:family="text">
      <style:text-properties fo:color="#8888c6"/>
    </style:style>
    <style:style style:name="T22" style:family="text">
      <style:text-properties fo:color="#8888c6" style:font-name="DejaVu Sans Mono" fo:font-size="11.3000001907349pt"/>
    </style:style>
    <style:style style:name="T23" style:family="text">
      <style:text-properties fo:color="#629755"/>
    </style:style>
    <style:style style:name="T24" style:family="text">
      <style:text-properties fo:color="#629755" style:font-name="DejaVu Sans Mono" fo:font-size="11.3000001907349pt"/>
    </style:style>
    <style:style style:name="T25" style:family="text">
      <style:text-properties fo:color="#629755" style:font-name="DejaVu Sans Mono" fo:font-size="11.3000001907349pt" fo:font-style="italic"/>
    </style:style>
    <style:style style:name="T26" style:family="text">
      <style:text-properties fo:color="#629755" style:font-name="DejaVu Sans Mono" fo:font-size="11.3000001907349pt" fo:font-style="italic" fo:font-weight="bold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 fo:font-size="11.3000001907349pt"/>
    </style:style>
    <style:style style:name="T29" style:family="text">
      <style:text-properties fo:color="#b200b2" style:font-name="DejaVu Sans Mono" fo:font-size="11.3000001907349pt"/>
    </style:style>
    <style:style style:name="T30" style:family="text">
      <style:text-properties fo:color="#94558d"/>
    </style:style>
    <style:style style:name="T31" style:family="text">
      <style:text-properties fo:color="#94558d" style:font-name="DejaVu Sans Mono" fo:font-size="11.3000001907349pt"/>
    </style:style>
    <style:style style:name="T32" style:family="text">
      <style:text-properties fo:color="#94558d" fo:language="en" fo:country="US" fo:font-weight="bold" style:font-weight-asian="bold" style:font-weight-complex="bold"/>
    </style:style>
    <style:style style:name="T33" style:family="text">
      <style:text-properties fo:color="#bbb529"/>
    </style:style>
    <style:style style:name="T34" style:family="text">
      <style:text-properties fo:color="#bbb529" style:font-name="DejaVu Sans Mono" fo:font-size="11.3000001907349pt"/>
    </style:style>
    <style:style style:name="T35" style:family="text">
      <style:text-properties officeooo:rsid="000227e6"/>
    </style:style>
    <style:style style:name="T36" style:family="text">
      <style:text-properties style:font-name="DejaVu Sans Mono" fo:font-size="11.3000001907349pt"/>
    </style:style>
    <style:style style:name="T37" style:family="text">
      <style:text-properties style:font-name="DejaVu Sans Mono" fo:font-size="11.3000001907349pt" fo:font-style="italic"/>
    </style:style>
    <style:style style:name="T38" style:family="text">
      <style:text-properties style:font-name="Consolas" fo:font-size="10.5pt" fo:language="en" fo:country="US" style:font-size-asian="10.5pt" style:font-size-complex="10.5pt"/>
    </style:style>
    <style:style style:name="T39" style:family="text">
      <style:text-properties officeooo:rsid="00023ac0"/>
    </style:style>
    <style:style style:name="T40" style:family="text">
      <style:text-properties officeooo:rsid="000bd1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Лабораторная работа №</text:span><text:span text:style-name="T2">3</text:span></text:p>
      <text:p text:style-name="P18">Средние величины</text:p>
      <text:p text:style-name="P2">Задача №1</text:p>
      <text:p text:style-name="P2">Постановка задачи: <text:span text:style-name="T35">н</text:span>айти среднюю выработку рабочих по данным из таблицы <text:span text:style-name="T35">задания №1 («Построение вариационного ряда»).</text:span></text:p>
      <text:p text:style-name="P2">Результаты:</text:p>
      <text:p text:style-name="P2"><draw:frame draw:style-name="fr1" draw:name="Image1" text:anchor-type="paragraph" svg:x="0.0339in" svg:y="0.1146in" svg:width="3.1874in" svg:height="0.2291in" draw:z-index="0"><draw:image xlink:href="Pictures/10000201000001320000001620CD05AA0CFCBC4D.png" xlink:type="simple" xlink:show="embed" xlink:actuate="onLoad" loext:mime-type="image/png"/></draw:frame><text:bookmark text:name="_GoBack"/></text:p>
      <text:p text:style-name="P2">Код программы:</text:p>
      <text:p text:style-name="P6"><text:span text:style-name="T4">def </text:span><text:span text:style-name="T8">task1</text:span><text:span text:style-name="T38">():</text:span></text:p>
      <text:p text:style-name="P8"><text:s text:c="4"/><text:span text:style-name="T36">ContinuousVS.PRECISION = </text:span><text:span text:style-name="T15">2</text:span></text:p>
      <text:p text:style-name="P8"><text:span text:style-name="T14"><text:s text:c="4"/></text:span><text:span text:style-name="T36">v = ContinuousVS(VALUES1)</text:span></text:p>
      <text:p text:style-name="P5"/>
      <text:p text:style-name="P8"><text:s text:c="4"/><text:span text:style-name="T5">def </text:span><text:span text:style-name="T9">prod_gen</text:span><text:span text:style-name="T36">():</text:span></text:p>
      <text:p text:style-name="P8"><text:s text:c="8"/><text:span text:style-name="T5">for </text:span><text:span text:style-name="T36">interval</text:span><text:span text:style-name="T5">, </text:span><text:span text:style-name="T36">n_i </text:span><text:span text:style-name="T5">in </text:span><text:span text:style-name="T36">v.vs.items():</text:span></text:p>
      <text:p text:style-name="P8"><text:s text:c="12"/><text:span text:style-name="T36">left</text:span><text:span text:style-name="T5">, </text:span><text:span text:style-name="T36">right = interval</text:span></text:p>
      <text:p text:style-name="P8"><text:s text:c="12"/><text:span text:style-name="T36">x_i = (left + right) / </text:span><text:span text:style-name="T15">2</text:span></text:p>
      <text:p text:style-name="P8"><text:span text:style-name="T14"><text:s text:c="12"/></text:span><text:span text:style-name="T5">yield </text:span><text:span text:style-name="T36">x_i * n_i</text:span></text:p>
      <text:p text:style-name="P5"/>
      <text:p text:style-name="P8"><text:s text:c="4"/><text:span text:style-name="T36">x_ = </text:span><text:span text:style-name="T22">round</text:span><text:span text:style-name="T36">(</text:span><text:span text:style-name="T22">sum</text:span><text:span text:style-name="T36">(prod_gen()) / v.n</text:span><text:span text:style-name="T5">, </text:span><text:span text:style-name="T36">PRECISION)</text:span></text:p>
      <text:p text:style-name="P14"><text:span text:style-name="T11"><text:s text:c="4"/></text:span><text:span text:style-name="T22">print</text:span><text:span text:style-name="T13">(</text:span><text:span text:style-name="T17">f'1. Средняя выработка рабочих: </text:span><text:span text:style-name="T5">{</text:span><text:span text:style-name="T13">x_</text:span><text:span text:style-name="T5">}</text:span><text:span text:style-name="T17">'</text:span><text:span text:style-name="T13">)</text:span></text:p>
      <text:p text:style-name="P2">Задача №2</text:p>
      <text:p text:style-name="P2">Постановка задачи: <text:span text:style-name="T39">в</text:span>ычислить, а также найти графическим методом медиану распределения</text:p>
      <text:p text:style-name="P2">рабочих по тарифному плану по данным таблицы лабораторной работы</text:p>
      <text:p text:style-name="P2">«Построение вариационного ряда».</text:p>
      <text:p text:style-name="P2">Результаты:</text:p>
      <text:p text:style-name="P2"><draw:frame draw:style-name="fr1" draw:name="Image2" text:anchor-type="paragraph" svg:x="0.0028in" svg:y="0.1252in" svg:width="2.8335in" svg:height="0.2811in" draw:z-index="1"><draw:image xlink:href="Pictures/10000201000001100000001B46EE1B7DF2B75CF7.png" xlink:type="simple" xlink:show="embed" xlink:actuate="onLoad" loext:mime-type="image/png"/></draw:frame></text:p>
      <text:p text:style-name="P2">Код программы:</text:p>
      <text:p text:style-name="P9"><text:span text:style-name="T5">def </text:span><text:span text:style-name="T9">task2</text:span><text:span text:style-name="T36">():</text:span></text:p>
      <text:p text:style-name="P9"><text:span text:style-name="T36"><text:s text:c="4"/>DiscreteVS.PRECISION = </text:span><text:span text:style-name="T15">2</text:span></text:p>
      <text:p text:style-name="P8"><text:span text:style-name="T14"><text:s text:c="4"/></text:span><text:span text:style-name="T36">v = DiscreteVS(VALUES2)</text:span></text:p>
      <text:p text:style-name="P14"><text:span text:style-name="T11"><text:s text:c="4"/></text:span><text:span text:style-name="T22">print</text:span><text:span text:style-name="T13">(</text:span><text:span text:style-name="T17">f'2. Медиана (перпендикуляр): </text:span><text:span text:style-name="T5">{</text:span><text:span text:style-name="T13">v.count_median()</text:span><text:span text:style-name="T5">}</text:span><text:span text:style-name="T17">'</text:span><text:span text:style-name="T13">)</text:span></text:p>
      <text:p text:style-name="P2">Задача №3</text:p>
      <text:p text:style-name="P2">Постановка задачи: <text:span text:style-name="T39">п</text:span>о результатам построения кумуляты в лаб. работе «Построение</text:p>
      <text:p text:style-name="P2">вариационного ряда», задание No1 найти и указать графически медиану для</text:p>
      <text:p text:style-name="P2">интервального ряда.</text:p>
      <text:p text:style-name="P2">Результаты: </text:p>
      <text:p text:style-name="P2"><draw:frame draw:style-name="fr1" draw:name="Image3" text:anchor-type="paragraph" svg:x="0.0709in" svg:y="0.1772in" svg:width="3.1563in" svg:height="0.2398in" draw:z-index="2"><draw:image xlink:href="Pictures/100002010000012F00000017DE356D60DA8DD030.png" xlink:type="simple" xlink:show="embed" xlink:actuate="onLoad" loext:mime-type="image/png"/></draw:frame></text:p>
      <text:p text:style-name="P2">Код<text:span text:style-name="T18"> </text:span>программы<text:span text:style-name="T18">:</text:span></text:p>
      <text:p text:style-name="P10"><text:span text:style-name="T5">def </text:span><text:span text:style-name="T9">task3</text:span><text:span text:style-name="T36">():</text:span></text:p>
      <text:p text:style-name="P22"><text:s text:c="4"/>v = ContinuousVS(VALUES1)</text:p>
      <text:p text:style-name="P14"><text:span text:style-name="T13"><text:s text:c="4"/></text:span><text:span text:style-name="T22">print</text:span><text:span text:style-name="T13">(</text:span><text:span text:style-name="T17">f'3. Медиана (перпендикуляр): </text:span><text:span text:style-name="T5">{</text:span><text:span text:style-name="T13">v.count_median()</text:span><text:span text:style-name="T5">}</text:span><text:span text:style-name="T17">'</text:span><text:span text:style-name="T13">)</text:span></text:p>
      <text:p text:style-name="P2">Задача №4</text:p>
      <text:p text:style-name="P3">Постановка задачи: <text:span text:style-name="T39">в</text:span><text:span text:style-name="T20">ычислить и найти графически моду и медиану для вариационного ряда из задания 2 лабораторной работы “Построение вариационного ряда”.</text:span></text:p>
      <text:p text:style-name="P2"><text:soft-page-break/>Результаты: </text:p>
      <text:p text:style-name="P2"><draw:frame draw:style-name="fr1" draw:name="Image4" text:anchor-type="paragraph" svg:x="0.0291in" svg:y="0.1043in" svg:width="2.802in" svg:height="0.448in" draw:z-index="3"><draw:image xlink:href="Pictures/100002010000010D0000002B59F900BCD7460E61.png" xlink:type="simple" xlink:show="embed" xlink:actuate="onLoad" loext:mime-type="image/png"/></draw:frame></text:p>
      <text:p text:style-name="P2">Код<text:span text:style-name="T18"> </text:span>программы<text:span text:style-name="T18">:</text:span></text:p>
      <text:p text:style-name="P5"><text:span text:style-name="T3">def </text:span><text:span text:style-name="T7">task4</text:span>():</text:p>
      <text:p text:style-name="P8"><text:s text:c="4"/><text:span text:style-name="T36">v = DiscreteVS(VALUES2)</text:span></text:p>
      <text:p text:style-name="P8"><text:s text:c="4"/><text:span text:style-name="T22">print</text:span><text:span text:style-name="T36">(</text:span><text:span text:style-name="T17">f'4. Мода (пик): </text:span><text:span text:style-name="T5">{</text:span><text:span text:style-name="T36">v.count_mode()</text:span><text:span text:style-name="T5">}</text:span><text:span text:style-name="T17">'</text:span><text:span text:style-name="T36">)</text:span></text:p>
      <text:p text:style-name="P14"><text:span text:style-name="T11"><text:s text:c="4"/></text:span><text:span text:style-name="T22">print</text:span><text:span text:style-name="T13">(</text:span><text:span text:style-name="T17">f'4. Медиана (перпендикуляр): </text:span><text:span text:style-name="T5">{</text:span><text:span text:style-name="T13">v.count_median()</text:span><text:span text:style-name="T5">}</text:span><text:span text:style-name="T17">'</text:span><text:span text:style-name="T13">)</text:span></text:p>
      <text:p text:style-name="P2">Задача №5</text:p>
      <text:p text:style-name="P2">Постановка задачи: <text:span text:style-name="T39">н</text:span>айти моду для интервального вариационного ряда из задания 1</text:p>
      <text:p text:style-name="P2">лабораторной работы «Построение вариационного ряда».</text:p>
      <text:p text:style-name="P2"/>
      <text:p text:style-name="P2">Результаты: </text:p>
      <text:p text:style-name="P2"><draw:frame draw:style-name="fr1" draw:name="Image5" text:anchor-type="paragraph" svg:x="0.0028in" svg:y="0.1457in" svg:width="2.75in" svg:height="0.2917in" draw:z-index="4"><draw:image xlink:href="Pictures/10000201000001080000001C16CEF0CE26EF9DDD.png" xlink:type="simple" xlink:show="embed" xlink:actuate="onLoad" loext:mime-type="image/png"/></draw:frame></text:p>
      <text:p text:style-name="P2">Код программы:</text:p>
      <text:p text:style-name="P5"><text:span text:style-name="T3">def </text:span><text:span text:style-name="T7">task5</text:span>():</text:p>
      <text:p text:style-name="P8"><text:s text:c="4"/><text:span text:style-name="T36">v = ContinuousVS(VALUES1)</text:span></text:p>
      <text:p text:style-name="P13"><text:s text:c="4"/><text:span text:style-name="T22">print</text:span><text:span text:style-name="T36">(</text:span><text:span text:style-name="T17">f'5. Мода (пик): </text:span><text:span text:style-name="T5">{</text:span><text:span text:style-name="T36">v.count_mode()</text:span><text:span text:style-name="T5">}</text:span><text:span text:style-name="T17">'</text:span><text:span text:style-name="T36">)</text:span></text:p>
      <text:p text:style-name="P19"/>
      <text:p text:style-name="P4">Новые методы класса <text:s/>для вычисления медианы и моды</text:p>
      <text:p text:style-name="P7"><text:span text:style-name="T6">def </text:span><text:span text:style-name="T10">count_median</text:span><text:span text:style-name="T19">(</text:span><text:span text:style-name="T32">self</text:span><text:span text:style-name="T19">):</text:span></text:p>
      <text:p text:style-name="P8"><text:s text:c="4"/><text:span text:style-name="T36">n = </text:span><text:span text:style-name="T31">self</text:span><text:span text:style-name="T36">.n</text:span></text:p>
      <text:p text:style-name="P8"><text:s text:c="4"/><text:span text:style-name="T36">values = </text:span><text:span text:style-name="T31">self</text:span><text:span text:style-name="T36">.values</text:span></text:p>
      <text:p text:style-name="P8"><text:s text:c="4"/><text:span text:style-name="T36">idx = n // </text:span><text:span text:style-name="T15">2</text:span></text:p>
      <text:p text:style-name="P8"><text:span text:style-name="T14"><text:s text:c="4"/></text:span><text:span text:style-name="T5">if </text:span><text:span text:style-name="T36">n % </text:span><text:span text:style-name="T15">2 </text:span><text:span text:style-name="T36">== </text:span><text:span text:style-name="T15">0</text:span><text:span text:style-name="T36">: <text:s/></text:span><text:span text:style-name="T28"># choose one</text:span></text:p>
      <text:p text:style-name="P8"><text:span text:style-name="T27"><text:s text:c="8"/></text:span><text:span text:style-name="T36">idx -= </text:span><text:span text:style-name="T15">1</text:span></text:p>
      <text:p text:style-name="P13"><text:span text:style-name="T14"><text:s text:c="4"/></text:span><text:span text:style-name="T5">return </text:span><text:span text:style-name="T36">values[idx]</text:span></text:p>
      <text:p text:style-name="P7"><text:span text:style-name="T6">def </text:span><text:span text:style-name="T10">count_mode</text:span><text:span text:style-name="T19">(</text:span><text:span text:style-name="T32">self</text:span><text:span text:style-name="T19">):</text:span></text:p>
      <text:p text:style-name="P8"><text:s text:c="4"/><text:span text:style-name="T36">items = </text:span><text:span text:style-name="T22">list</text:span><text:span text:style-name="T36">(</text:span><text:span text:style-name="T31">self</text:span><text:span text:style-name="T36">._vs.items())</text:span></text:p>
      <text:p text:style-name="P8"><text:s text:c="4"/><text:span text:style-name="T36">mode_val</text:span><text:span text:style-name="T5">, </text:span><text:span text:style-name="T36">mode_reps = items[</text:span><text:span text:style-name="T15">0</text:span><text:span text:style-name="T36">]</text:span></text:p>
      <text:p text:style-name="P8"><text:s text:c="4"/><text:span text:style-name="T5">for </text:span><text:span text:style-name="T36">val</text:span><text:span text:style-name="T5">, </text:span><text:span text:style-name="T36">reps </text:span><text:span text:style-name="T5">in </text:span><text:span text:style-name="T36">items:</text:span></text:p>
      <text:p text:style-name="P8"><text:s text:c="8"/><text:span text:style-name="T5">if </text:span><text:span text:style-name="T36">mode_reps &lt; reps:</text:span></text:p>
      <text:p text:style-name="P8"><text:s text:c="12"/><text:span text:style-name="T36">mode_val = val</text:span></text:p>
      <text:p text:style-name="P8"><text:s text:c="12"/><text:span text:style-name="T36">mode_reps = reps</text:span></text:p>
      <text:p text:style-name="P14"><text:span text:style-name="T11"><text:s text:c="4"/></text:span><text:span text:style-name="T5">return </text:span><text:span text:style-name="T13">mode_val</text:span></text:p>
      <text:p text:style-name="P17">Значения для вариационных рядов</text:p>
      <text:p text:style-name="P5">VALUES1 = [ <text:s/><text:span text:style-name="T40"># задание 1</text:span></text:p>
      <text:p text:style-name="P8"><text:s text:c="8"/><text:span text:style-name="T15">103.4</text:span><text:span text:style-name="T5">, </text:span><text:span text:style-name="T15">115.2</text:span><text:span text:style-name="T5">, </text:span><text:span text:style-name="T15">127</text:span><text:span text:style-name="T5">, </text:span><text:span text:style-name="T15">131</text:span><text:span text:style-name="T5">, </text:span><text:span text:style-name="T15">114</text:span><text:span text:style-name="T5">, </text:span><text:span text:style-name="T15">114.1</text:span><text:span text:style-name="T5">, </text:span><text:span text:style-name="T15">119.6</text:span><text:span text:style-name="T5">, </text:span><text:span text:style-name="T15">125.5</text:span><text:span text:style-name="T5">, </text:span><text:span text:style-name="T15">116.9</text:span><text:span text:style-name="T5">, </text:span><text:span text:style-name="T15">118.1</text:span><text:span text:style-name="T5">, </text:span><text:span text:style-name="T15">123.5</text:span><text:span text:style-name="T5">,</text:span></text:p>
      <text:p text:style-name="P8"><text:span text:style-name="T3"><text:s text:c="8"/></text:span><text:span text:style-name="T15">113.5</text:span><text:span text:style-name="T5">, </text:span><text:span text:style-name="T15">112.3</text:span><text:span text:style-name="T5">, </text:span><text:span text:style-name="T15">123</text:span><text:span text:style-name="T5">, </text:span><text:span text:style-name="T15">125</text:span><text:span text:style-name="T5">, </text:span><text:span text:style-name="T15">129.9</text:span><text:span text:style-name="T5">, </text:span><text:span text:style-name="T15">99.2</text:span><text:span text:style-name="T5">, </text:span><text:span text:style-name="T15">111</text:span><text:span text:style-name="T5">, </text:span><text:span text:style-name="T15">122</text:span><text:span text:style-name="T5">, </text:span><text:span text:style-name="T15">134</text:span><text:span text:style-name="T5">, </text:span><text:span text:style-name="T15">107.1</text:span><text:span text:style-name="T5">, </text:span><text:span text:style-name="T15">117</text:span><text:span text:style-name="T5">, </text:span><text:span text:style-name="T15">117.5</text:span><text:span text:style-name="T5">,</text:span></text:p>
      <text:p text:style-name="P8"><text:span text:style-name="T3"><text:s text:c="8"/></text:span><text:span text:style-name="T15">118.5</text:span><text:span text:style-name="T5">, </text:span><text:span text:style-name="T15">124</text:span><text:span text:style-name="T5">, </text:span><text:span text:style-name="T15">127.8</text:span><text:span text:style-name="T5">, </text:span><text:span text:style-name="T15">108</text:span><text:span text:style-name="T5">, </text:span><text:span text:style-name="T15">119.5</text:span><text:span text:style-name="T5">, </text:span><text:span text:style-name="T15">123</text:span><text:span text:style-name="T5">, </text:span><text:span text:style-name="T15">126.1</text:span><text:span text:style-name="T5">, </text:span><text:span text:style-name="T15">100.1</text:span><text:span text:style-name="T5">, </text:span><text:span text:style-name="T15">120.2</text:span><text:span text:style-name="T5">, </text:span><text:span text:style-name="T15">122.2</text:span><text:span text:style-name="T5">, </text:span><text:span text:style-name="T15">124.8</text:span><text:span text:style-name="T5">,</text:span></text:p>
      <text:p text:style-name="P8"><text:span text:style-name="T3"><text:s text:c="8"/></text:span><text:span text:style-name="T15">109</text:span><text:span text:style-name="T5">, </text:span><text:span text:style-name="T15">113</text:span><text:span text:style-name="T5">, </text:span><text:span text:style-name="T15">122.5</text:span><text:span text:style-name="T5">, </text:span><text:span text:style-name="T15">135.8</text:span><text:span text:style-name="T5">, </text:span><text:span text:style-name="T15">97</text:span><text:span text:style-name="T5">, </text:span><text:span text:style-name="T15">121.1</text:span><text:span text:style-name="T5">, </text:span><text:span text:style-name="T15">123.8</text:span><text:span text:style-name="T5">, </text:span><text:span text:style-name="T15">123.2</text:span><text:span text:style-name="T5">, </text:span><text:span text:style-name="T15">105.9</text:span><text:span text:style-name="T5">, </text:span><text:span text:style-name="T15">122.6</text:span><text:span text:style-name="T5">, </text:span><text:span text:style-name="T15">123.9</text:span><text:span text:style-name="T5">,</text:span></text:p>
      <text:p text:style-name="P8"><text:span text:style-name="T3"><text:s text:c="8"/></text:span><text:span text:style-name="T15">129.5</text:span><text:span text:style-name="T5">, </text:span><text:span text:style-name="T15">107</text:span><text:span text:style-name="T5">, </text:span><text:span text:style-name="T15">123.5</text:span><text:span text:style-name="T5">, </text:span><text:span text:style-name="T15">128.5</text:span><text:span text:style-name="T5">, </text:span><text:span text:style-name="T15">117.5</text:span><text:span text:style-name="T5">, </text:span><text:span text:style-name="T15">121.5</text:span><text:span text:style-name="T5">, </text:span><text:span text:style-name="T15">127.5</text:span><text:span text:style-name="T5">, </text:span><text:span text:style-name="T15">113.2</text:span><text:span text:style-name="T5">, </text:span><text:span text:style-name="T15">120.6</text:span><text:span text:style-name="T5">, </text:span><text:span text:style-name="T15">126.5</text:span><text:span text:style-name="T5">,</text:span></text:p>
      <text:p text:style-name="P8"><text:span text:style-name="T3"><text:s text:c="8"/></text:span><text:span text:style-name="T15">116</text:span><text:span text:style-name="T5">, </text:span><text:span text:style-name="T15">122.9</text:span><text:span text:style-name="T5">, </text:span><text:span text:style-name="T15">138</text:span><text:span text:style-name="T5">, </text:span><text:span text:style-name="T15">115</text:span><text:span text:style-name="T5">, </text:span><text:span text:style-name="T15">123.1</text:span><text:span text:style-name="T5">, </text:span><text:span text:style-name="T15">140</text:span><text:span text:style-name="T5">, </text:span><text:span text:style-name="T15">94.1</text:span><text:span text:style-name="T5">, </text:span><text:span text:style-name="T15">110</text:span><text:span text:style-name="T5">, </text:span><text:span text:style-name="T15">112.9</text:span><text:span text:style-name="T5">, </text:span><text:span text:style-name="T15">132</text:span><text:span text:style-name="T5">, </text:span><text:span text:style-name="T15">102</text:span><text:span text:style-name="T5">, </text:span><text:span text:style-name="T15">109.5</text:span><text:span text:style-name="T5">,</text:span></text:p>
      <text:p text:style-name="P8"><text:span text:style-name="T3"><text:s text:c="8"/></text:span><text:span text:style-name="T15">118.3</text:span><text:span text:style-name="T5">, </text:span><text:span text:style-name="T15">135</text:span><text:span text:style-name="T5">, </text:span><text:span text:style-name="T15">112.5</text:span><text:span text:style-name="T5">, </text:span><text:span text:style-name="T15">115.5</text:span><text:span text:style-name="T5">, </text:span><text:span text:style-name="T15">120</text:span><text:span text:style-name="T5">, </text:span><text:span text:style-name="T15">126</text:span><text:span text:style-name="T5">, </text:span><text:span text:style-name="T15">130</text:span><text:span text:style-name="T5">, </text:span><text:span text:style-name="T15">105.5</text:span><text:span text:style-name="T5">, </text:span><text:span text:style-name="T15">108.2</text:span><text:span text:style-name="T5">, </text:span><text:span text:style-name="T15">119.2</text:span><text:span text:style-name="T5">, </text:span><text:span text:style-name="T15">131.4</text:span><text:span text:style-name="T5">,</text:span></text:p>
      <text:p text:style-name="P8"><text:span text:style-name="T3"><text:s text:c="8"/></text:span><text:span text:style-name="T15">106.5</text:span><text:span text:style-name="T5">, </text:span><text:span text:style-name="T15">112</text:span><text:span text:style-name="T5">, </text:span><text:span text:style-name="T15">120.8</text:span><text:span text:style-name="T5">, </text:span><text:span text:style-name="T15">121.9</text:span><text:span text:style-name="T5">, </text:span><text:span text:style-name="T15">134.2</text:span><text:span text:style-name="T5">, </text:span><text:span text:style-name="T15">115.7</text:span><text:span text:style-name="T5">, </text:span><text:span text:style-name="T15">118.9</text:span><text:span text:style-name="T5">, </text:span><text:span text:style-name="T15">124.5</text:span><text:span text:style-name="T5">, </text:span><text:span text:style-name="T15">111.5</text:span><text:span text:style-name="T5">, </text:span><text:span text:style-name="T15">121</text:span><text:span text:style-name="T5">, </text:span><text:span text:style-name="T15">133</text:span><text:span text:style-name="T5">,</text:span></text:p>
      <text:p text:style-name="P8"><text:span text:style-name="T3"><text:s text:c="8"/></text:span><text:span text:style-name="T15">116.5</text:span><text:span text:style-name="T5">, </text:span><text:span text:style-name="T15">119</text:span><text:span text:style-name="T5">, </text:span><text:span text:style-name="T15">129</text:span><text:span text:style-name="T5">, </text:span><text:span text:style-name="T15">106.1</text:span><text:span text:style-name="T5">, </text:span><text:span text:style-name="T15">119.8</text:span><text:span text:style-name="T5">, </text:span><text:span text:style-name="T15">133.6</text:span><text:span text:style-name="T5">, </text:span><text:span text:style-name="T15">114.5</text:span><text:span text:style-name="T5">, </text:span><text:span text:style-name="T15">118</text:span><text:span text:style-name="T5">, </text:span><text:span text:style-name="T15">128</text:span></text:p>
      <text:p text:style-name="P5">]</text:p>
      <text:p text:style-name="P5">VALUES2 = { <text:s/><text:span text:style-name="T40"># задание 2</text:span></text:p>
      <text:p text:style-name="P8"><text:s text:c="8"/><text:span text:style-name="T15">1</text:span><text:span text:style-name="T36">: </text:span><text:span text:style-name="T15">2</text:span><text:span text:style-name="T5">, </text:span><text:span text:style-name="T15">2</text:span><text:span text:style-name="T36">: </text:span><text:span text:style-name="T15">3</text:span><text:span text:style-name="T5">, </text:span><text:span text:style-name="T15">3</text:span><text:span text:style-name="T36">: </text:span><text:span text:style-name="T15">6</text:span><text:span text:style-name="T5">, </text:span><text:span text:style-name="T15">4</text:span><text:span text:style-name="T36">: </text:span><text:span text:style-name="T15">8</text:span><text:span text:style-name="T5">, </text:span><text:span text:style-name="T15">5</text:span><text:span text:style-name="T36">: </text:span><text:span text:style-name="T15">22</text:span><text:span text:style-name="T5">, </text:span><text:span text:style-name="T15">6</text:span><text:span text:style-name="T36">: </text:span><text:span text:style-name="T15">9</text:span></text:p>
      <text:p text:style-name="P23">}</text:p>
      <text:p text:style-name="P20">Deep dark back end</text:p>
      <text:p text:style-name="P15"><text:span text:style-name="T4">import </text:span><text:span text:style-name="T12">math</text:span></text:p>
      <text:p text:style-name="P5"><text:span text:style-name="T3">import </text:span>abc</text:p>
      <text:p text:style-name="P5"><text:span text:style-name="T3">import </text:span>matplotlib.pyplot <text:span text:style-name="T3">as </text:span>plt</text:p>
      <text:p text:style-name="P5"/>
      <text:p text:style-name="P5"><text:span text:style-name="T3">def </text:span><text:span text:style-name="T7">sorted_by_keys</text:span>(dict_: <text:span text:style-name="T21">dict</text:span>) -&gt; <text:span text:style-name="T21">dict</text:span>:</text:p>
      <text:p text:style-name="P8"><text:s text:c="4"/><text:span text:style-name="T25">"""Return copy of the passed dict sorted by its keys"""</text:span></text:p>
      <text:p text:style-name="P8"><text:span text:style-name="T23"><text:s text:c="4"/></text:span><text:span text:style-name="T5">return </text:span><text:span text:style-name="T36">{k: dict_[k] </text:span><text:span text:style-name="T5">for </text:span><text:span text:style-name="T36">k </text:span><text:span text:style-name="T5">in </text:span><text:span text:style-name="T22">sorted</text:span><text:span text:style-name="T36">(dict_.keys())}</text:span></text:p>
      <text:p text:style-name="P5"/>
      <text:p text:style-name="P5"><text:span text:style-name="T3">class </text:span>VariationSeries:</text:p>
      <text:p text:style-name="P8"><text:s text:c="4"/><text:span text:style-name="T25">"""Abstract"""</text:span></text:p>
      <text:p text:style-name="P8"><text:span text:style-name="T23"><text:s text:c="4"/></text:span><text:span text:style-name="T36">PRECISION = </text:span><text:span text:style-name="T15">1 <text:s/></text:span><text:span text:style-name="T28"># {number},{PRECISION}</text:span></text:p>
      <text:p text:style-name="P8"><text:span text:style-name="T27"><text:s text:c="4"/></text:span><text:span text:style-name="T5">def </text:span><text:span text:style-name="T29">__init__</text:span><text:span text:style-name="T36">(</text:span><text:span text:style-name="T31">self</text:span><text:span text:style-name="T5">, </text:span><text:span text:style-name="T36">values):</text:span></text:p>
      <text:p text:style-name="P8"><text:s text:c="8"/><text:span text:style-name="T25">"""</text:span></text:p>
      <text:p text:style-name="P8"><text:span text:style-name="T23"><text:s text:c="8"/></text:span><text:span text:style-name="T26">:param</text:span><text:span text:style-name="T24"> </text:span><text:span text:style-name="T25">values: all the values that make up the series</text:span></text:p>
      <text:p text:style-name="P11"><text:s text:c="8"/><text:span text:style-name="T37">"""</text:span></text:p>
      <text:p text:style-name="P8"><text:span text:style-name="T23"><text:s text:c="8"/></text:span><text:span text:style-name="T31">self</text:span><text:span text:style-name="T36">._vs = </text:span><text:span text:style-name="T5">None <text:s/></text:span><text:span text:style-name="T28"># Вариационный ряд</text:span></text:p>
      <text:p text:style-name="P8"><text:span text:style-name="T27"><text:s text:c="8"/></text:span><text:span text:style-name="T31">self</text:span><text:span text:style-name="T36">._values = </text:span><text:span text:style-name="T22">sorted</text:span><text:span text:style-name="T36">(values) <text:s/></text:span><text:span text:style-name="T28"># Все значения ряда</text:span></text:p>
      <text:p text:style-name="P8"><text:span text:style-name="T27"><text:s text:c="8"/></text:span><text:span text:style-name="T31">self</text:span><text:span text:style-name="T36">._n = </text:span><text:span text:style-name="T22">len</text:span><text:span text:style-name="T36">(values) <text:s/></text:span><text:span text:style-name="T28"># Количество значений в ряду</text:span></text:p>
      <text:p text:style-name="P8"><text:span text:style-name="T27"><text:s text:c="8"/></text:span><text:span text:style-name="T31">self</text:span><text:span text:style-name="T36">._x_max = </text:span><text:span text:style-name="T22">max</text:span><text:span text:style-name="T36">(</text:span><text:span text:style-name="T31">self</text:span><text:span text:style-name="T36">._values)</text:span></text:p>
      <text:p text:style-name="P8"><text:s text:c="8"/><text:span text:style-name="T31">self</text:span><text:span text:style-name="T36">._x_min = </text:span><text:span text:style-name="T22">min</text:span><text:span text:style-name="T36">(</text:span><text:span text:style-name="T31">self</text:span><text:span text:style-name="T36">._values)</text:span></text:p>
      <text:p text:style-name="P8"><text:s text:c="8"/><text:span text:style-name="T31">self</text:span><text:span text:style-name="T36">._var_frequencies = </text:span><text:span text:style-name="T5">None <text:s/></text:span><text:span text:style-name="T28"># Частота варианты - m(i)</text:span></text:p>
      <text:p text:style-name="P8"><text:span text:style-name="T27"><text:s text:c="8"/></text:span><text:span text:style-name="T31">self</text:span><text:span text:style-name="T36">._rel_frequencies = </text:span><text:span text:style-name="T5">None <text:s/></text:span><text:span text:style-name="T28"># Относительная частота (частость) - w(i)</text:span></text:p>
      <text:p text:style-name="P8"><text:span text:style-name="T27"><text:s text:c="8"/></text:span><text:span text:style-name="T31">self</text:span><text:span text:style-name="T36">._acc_frequencies = </text:span><text:span text:style-name="T5">None <text:s/></text:span><text:span text:style-name="T28"># Накопленная частота - m(x)</text:span></text:p>
      <text:p text:style-name="P8"><text:span text:style-name="T27"><text:s text:c="8"/></text:span><text:span text:style-name="T31">self</text:span><text:span text:style-name="T36">._acc_rel_frequencies = </text:span><text:span text:style-name="T5">None <text:s/></text:span><text:span text:style-name="T28"># Накопленная частость w(x)</text:span></text:p>
      <text:p text:style-name="P8"><text:span text:style-name="T27"><text:s text:c="4"/></text:span><text:span text:style-name="T5">def </text:span><text:span text:style-name="T9">_gen_acc_frequencies</text:span><text:span text:style-name="T36">(</text:span><text:span text:style-name="T31">self</text:span><text:span text:style-name="T36">):</text:span></text:p>
      <text:p text:style-name="P8"><text:s text:c="8"/><text:span text:style-name="T25">"""Generator"""</text:span></text:p>
      <text:p text:style-name="P8"><text:span text:style-name="T23"><text:s text:c="8"/></text:span><text:span text:style-name="T36">accumulated_sum = </text:span><text:span text:style-name="T15">0</text:span></text:p>
      <text:p text:style-name="P8"><text:span text:style-name="T14"><text:s text:c="8"/></text:span><text:span text:style-name="T5">for </text:span><text:span text:style-name="T36">m_i </text:span><text:span text:style-name="T5">in </text:span><text:span text:style-name="T31">self</text:span><text:span text:style-name="T36">._vs.values():</text:span></text:p>
      <text:p text:style-name="P8"><text:s text:c="12"/><text:span text:style-name="T5">yield </text:span><text:span text:style-name="T36">accumulated_sum</text:span></text:p>
      <text:p text:style-name="P8"><text:s text:c="12"/><text:span text:style-name="T36">accumulated_sum += m_i</text:span></text:p>
      <text:p text:style-name="P8"><text:s text:c="8"/><text:span text:style-name="T5">yield </text:span><text:span text:style-name="T36">accumulated_sum</text:span></text:p>
      <text:p text:style-name="P8"><text:s text:c="4"/><text:span text:style-name="T34">@property</text:span></text:p>
      <text:p text:style-name="P8"><text:span text:style-name="T33"><text:s text:c="4"/></text:span><text:span text:style-name="T5">def </text:span><text:span text:style-name="T9">vs</text:span><text:span text:style-name="T36">(</text:span><text:span text:style-name="T31">self</text:span><text:span text:style-name="T36">) -&gt; </text:span><text:span text:style-name="T22">dict</text:span><text:span text:style-name="T36">:</text:span></text:p>
      <text:p text:style-name="P8"><text:s text:c="8"/><text:span text:style-name="T5">return </text:span><text:span text:style-name="T31">self</text:span><text:span text:style-name="T36">._vs</text:span></text:p>
      <text:p text:style-name="P8"><text:s text:c="4"/><text:span text:style-name="T34">@property</text:span></text:p>
      <text:p text:style-name="P8"><text:span text:style-name="T33"><text:s text:c="4"/></text:span><text:span text:style-name="T5">def </text:span><text:span text:style-name="T9">n</text:span><text:span text:style-name="T36">(</text:span><text:span text:style-name="T31">self</text:span><text:span text:style-name="T36">) -&gt; </text:span><text:span text:style-name="T22">int</text:span><text:span text:style-name="T36">:</text:span></text:p>
      <text:p text:style-name="P8"><text:s text:c="8"/><text:span text:style-name="T5">return </text:span><text:span text:style-name="T31">self</text:span><text:span text:style-name="T36">._n</text:span></text:p>
      <text:p text:style-name="P8"><text:s text:c="4"/><text:span text:style-name="T34">@property</text:span></text:p>
      <text:p text:style-name="P8"><text:span text:style-name="T33"><text:s text:c="4"/></text:span><text:span text:style-name="T5">def </text:span><text:span text:style-name="T9">value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5">return </text:span><text:span text:style-name="T31">self</text:span><text:span text:style-name="T36">._values</text:span></text:p>
      <text:p text:style-name="P8"><text:s text:c="4"/><text:span text:style-name="T34">@staticmethod</text:span></text:p>
      <text:p text:style-name="P8"><text:span text:style-name="T33"><text:s text:c="4"/></text:span><text:span text:style-name="T5">def </text:span><text:span text:style-name="T9">show</text:span><text:span text:style-name="T36">():</text:span></text:p>
      <text:p text:style-name="P8"><text:s text:c="8"/><text:span text:style-name="T25">"""Display prepared plots"""</text:span></text:p>
      <text:p text:style-name="P8"><text:span text:style-name="T23"><text:s text:c="8"/></text:span><text:span text:style-name="T36">plt.show()</text:span></text:p>
      <text:p text:style-name="P8"><text:s text:c="4"/><text:span text:style-name="T5">def </text:span><text:span text:style-name="T9">count_median</text:span><text:span text:style-name="T36">(</text:span><text:span text:style-name="T31">self</text:span><text:span text:style-name="T36">):</text:span></text:p>
      <text:p text:style-name="P8"><text:s text:c="8"/><text:span text:style-name="T36">n = </text:span><text:span text:style-name="T31">self</text:span><text:span text:style-name="T36">.n</text:span></text:p>
      <text:p text:style-name="P8"><text:s text:c="8"/><text:span text:style-name="T36">values = </text:span><text:span text:style-name="T31">self</text:span><text:span text:style-name="T36">.values</text:span></text:p>
      <text:p text:style-name="P8"><text:s text:c="8"/><text:span text:style-name="T36">idx = n // </text:span><text:span text:style-name="T15">2</text:span></text:p>
      <text:p text:style-name="P8"><text:span text:style-name="T14"><text:s text:c="8"/></text:span><text:span text:style-name="T5">if </text:span><text:span text:style-name="T36">n % </text:span><text:span text:style-name="T15">2 </text:span><text:span text:style-name="T36">== </text:span><text:span text:style-name="T15">0</text:span><text:span text:style-name="T36">: <text:s/></text:span><text:span text:style-name="T28"># choose one</text:span></text:p>
      <text:p text:style-name="P8"><text:span text:style-name="T27"><text:s text:c="12"/></text:span><text:span text:style-name="T36">idx -= </text:span><text:span text:style-name="T15">1</text:span></text:p>
      <text:p text:style-name="P8"><text:span text:style-name="T14"><text:s text:c="8"/></text:span><text:span text:style-name="T5">return </text:span><text:span text:style-name="T36">values[idx]</text:span></text:p>
      <text:p text:style-name="P8"><text:s text:c="4"/><text:span text:style-name="T5">def </text:span><text:span text:style-name="T9">count_mode</text:span><text:span text:style-name="T36">(</text:span><text:span text:style-name="T31">self</text:span><text:span text:style-name="T36">):</text:span></text:p>
      <text:p text:style-name="P8"><text:soft-page-break/><text:s text:c="8"/><text:span text:style-name="T36">items = </text:span><text:span text:style-name="T22">list</text:span><text:span text:style-name="T36">(</text:span><text:span text:style-name="T31">self</text:span><text:span text:style-name="T36">._vs.items())</text:span></text:p>
      <text:p text:style-name="P8"><text:s text:c="8"/><text:span text:style-name="T36">mode_val</text:span><text:span text:style-name="T5">, </text:span><text:span text:style-name="T36">mode_reps = items[</text:span><text:span text:style-name="T15">0</text:span><text:span text:style-name="T36">]</text:span></text:p>
      <text:p text:style-name="P8"><text:s text:c="8"/><text:span text:style-name="T5">for </text:span><text:span text:style-name="T36">val</text:span><text:span text:style-name="T5">, </text:span><text:span text:style-name="T36">reps </text:span><text:span text:style-name="T5">in </text:span><text:span text:style-name="T36">items:</text:span></text:p>
      <text:p text:style-name="P8"><text:s text:c="12"/><text:span text:style-name="T5">if </text:span><text:span text:style-name="T36">mode_reps &lt; reps:</text:span></text:p>
      <text:p text:style-name="P8"><text:s text:c="16"/><text:span text:style-name="T36">mode_val = val</text:span></text:p>
      <text:p text:style-name="P8"><text:s text:c="16"/><text:span text:style-name="T36">mode_reps = reps</text:span></text:p>
      <text:p text:style-name="P8"><text:s text:c="8"/><text:span text:style-name="T5">return </text:span><text:span text:style-name="T36">mode_val</text:span></text:p>
      <text:p text:style-name="P8"><text:s text:c="4"/><text:span text:style-name="T5">def </text:span><text:span text:style-name="T9">draw_cumulate</text:span><text:span text:style-name="T36">(</text:span><text:span text:style-name="T31">self</text:span><text:span text:style-name="T5">, </text:span><text:span text:style-name="T36">nrows: </text:span><text:span text:style-name="T22">int</text:span><text:span text:style-name="T5">, </text:span><text:span text:style-name="T36">ncols: </text:span><text:span text:style-name="T22">int</text:span><text:span text:style-name="T5">, </text:span><text:span text:style-name="T36">index: </text:span><text:span text:style-name="T22">int</text:span><text:span text:style-name="T36">):</text:span></text:p>
      <text:p text:style-name="P8"><text:s text:c="8"/><text:span text:style-name="T25">"""Prepare cumulate function"""</text:span></text:p>
      <text:p text:style-name="P8"><text:span text:style-name="T23"><text:s text:c="8"/></text:span><text:span text:style-name="T36">xs = </text:span><text:span text:style-name="T31">self</text:span><text:span text:style-name="T36">.get_cumulate_xs()</text:span></text:p>
      <text:p text:style-name="P8"><text:s text:c="8"/><text:span text:style-name="T36">ys = </text:span><text:span text:style-name="T31">self</text:span><text:span text:style-name="T36">.get_cumulate_ys()</text:span></text:p>
      <text:p text:style-name="P8"><text:s text:c="8"/><text:span text:style-name="T36">plt.subplot(nrows</text:span><text:span text:style-name="T5">, </text:span><text:span text:style-name="T36">ncols</text:span><text:span text:style-name="T5">, </text:span><text:span text:style-name="T36">index)</text:span></text:p>
      <text:p text:style-name="P8"><text:s text:c="8"/><text:span text:style-name="T36">plt.plot(xs</text:span><text:span text:style-name="T5">, </text:span><text:span text:style-name="T36">ys</text:span><text:span text:style-name="T5">, </text:span><text:span text:style-name="T17">'b'</text:span><text:span text:style-name="T36">)</text:span></text:p>
      <text:p text:style-name="P8"><text:s text:c="8"/><text:span text:style-name="T36">plt.title(</text:span><text:span text:style-name="T17">'Кумулянта'</text:span><text:span text:style-name="T36">)</text:span></text:p>
      <text:p text:style-name="P8"><text:s text:c="8"/><text:span text:style-name="T36">plt.xlabel(</text:span><text:span text:style-name="T17">'Интервалы'</text:span><text:span text:style-name="T36">)</text:span></text:p>
      <text:p text:style-name="P8"><text:s text:c="8"/><text:span text:style-name="T36">plt.ylabel(</text:span><text:span text:style-name="T17">'Накопленные частоты'</text:span><text:span text:style-name="T36">)</text:span></text:p>
      <text:p text:style-name="P8"><text:s text:c="8"/><text:span text:style-name="T5">return </text:span><text:span text:style-name="T31">self</text:span></text:p>
      <text:p text:style-name="P8"><text:span text:style-name="T30"><text:s text:c="4"/></text:span><text:span text:style-name="T5">def </text:span><text:span text:style-name="T9">draw_empiric_dist_func</text:span><text:span text:style-name="T36">(</text:span></text:p>
      <text:p text:style-name="P8"><text:s text:c="12"/><text:span text:style-name="T31">self</text:span><text:span text:style-name="T5">, </text:span><text:span text:style-name="T36">nrows: </text:span><text:span text:style-name="T22">int</text:span><text:span text:style-name="T5">, </text:span><text:span text:style-name="T36">ncols: </text:span><text:span text:style-name="T22">int</text:span><text:span text:style-name="T5">, </text:span><text:span text:style-name="T36">index: </text:span><text:span text:style-name="T22">int</text:span><text:span text:style-name="T5">,</text:span></text:p>
      <text:p text:style-name="P8"><text:span text:style-name="T3"><text:s text:c="12"/></text:span><text:span text:style-name="T36">title=</text:span><text:span text:style-name="T17">'Эмпирическая функция распределения'</text:span><text:span text:style-name="T5">,</text:span></text:p>
      <text:p text:style-name="P8"><text:span text:style-name="T3"><text:s text:c="12"/></text:span><text:span text:style-name="T36">postfix=</text:span><text:span text:style-name="T17">''</text:span></text:p>
      <text:p text:style-name="P8"><text:span text:style-name="T16"><text:s text:c="4"/></text:span><text:span text:style-name="T36">):</text:span></text:p>
      <text:p text:style-name="P8"><text:s text:c="8"/><text:span text:style-name="T25">"""Prepare empiric distinction function"""</text:span></text:p>
      <text:p text:style-name="P8"><text:span text:style-name="T23"><text:s text:c="8"/></text:span><text:span text:style-name="T36">xs = </text:span><text:span text:style-name="T31">self</text:span><text:span text:style-name="T36">.get_empiric_dist_xs()</text:span></text:p>
      <text:p text:style-name="P8"><text:s text:c="8"/><text:span text:style-name="T36">ys = </text:span><text:span text:style-name="T31">self</text:span><text:span text:style-name="T36">.get_empiric_dist_ys()</text:span></text:p>
      <text:p text:style-name="P8"><text:s text:c="8"/><text:span text:style-name="T36">plt.subplot(nrows</text:span><text:span text:style-name="T5">, </text:span><text:span text:style-name="T36">ncols</text:span><text:span text:style-name="T5">, </text:span><text:span text:style-name="T36">index)</text:span></text:p>
      <text:p text:style-name="P8"><text:s text:c="8"/><text:span text:style-name="T36">plt.plot(xs</text:span><text:span text:style-name="T5">, </text:span><text:span text:style-name="T36">ys</text:span><text:span text:style-name="T5">, </text:span><text:span text:style-name="T17">'b'</text:span><text:span text:style-name="T36">)</text:span></text:p>
      <text:p text:style-name="P8"><text:s text:c="8"/><text:span text:style-name="T5">if </text:span><text:span text:style-name="T36">postfix:</text:span></text:p>
      <text:p text:style-name="P8"><text:s text:c="12"/><text:span text:style-name="T36">title += </text:span><text:span text:style-name="T17">f' </text:span><text:span text:style-name="T5">{</text:span><text:span text:style-name="T36">postfix</text:span><text:span text:style-name="T5">}</text:span><text:span text:style-name="T17">'</text:span></text:p>
      <text:p text:style-name="P8"><text:span text:style-name="T16"><text:s text:c="8"/></text:span><text:span text:style-name="T36">plt.title(title)</text:span></text:p>
      <text:p text:style-name="P8"><text:s text:c="8"/><text:span text:style-name="T36">plt.xlabel(</text:span><text:span text:style-name="T17">'Интервалы'</text:span><text:span text:style-name="T36">)</text:span></text:p>
      <text:p text:style-name="P8"><text:s text:c="8"/><text:span text:style-name="T36">plt.ylabel(</text:span><text:span text:style-name="T17">'Накопленные частости'</text:span><text:span text:style-name="T36">)</text:span></text:p>
      <text:p text:style-name="P8"><text:s text:c="8"/><text:span text:style-name="T5">return </text:span><text:span text:style-name="T31">self</text:span></text:p>
      <text:p text:style-name="P8"><text:span text:style-name="T30"><text:s text:c="4"/></text:span><text:span text:style-name="T34">@abc.abstractmethod</text:span></text:p>
      <text:p text:style-name="P8"><text:span text:style-name="T33"><text:s text:c="4"/></text:span><text:span text:style-name="T5">def </text:span><text:span text:style-name="T9">get_cumulate_x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5">pass</text:span></text:p>
      <text:p text:style-name="P8"><text:span text:style-name="T3"><text:s text:c="4"/></text:span><text:span text:style-name="T34">@abc.abstractmethod</text:span></text:p>
      <text:p text:style-name="P8"><text:span text:style-name="T33"><text:s text:c="4"/></text:span><text:span text:style-name="T5">def </text:span><text:span text:style-name="T9">get_cumulate_y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5">pass</text:span></text:p>
      <text:p text:style-name="P8"><text:span text:style-name="T3"><text:s text:c="4"/></text:span><text:span text:style-name="T34">@abc.abstractmethod</text:span></text:p>
      <text:p text:style-name="P8"><text:span text:style-name="T33"><text:s text:c="4"/></text:span><text:span text:style-name="T5">def </text:span><text:span text:style-name="T9">get_empiric_dist_x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5">pass</text:span></text:p>
      <text:p text:style-name="P8"><text:span text:style-name="T3"><text:s text:c="4"/></text:span><text:span text:style-name="T34">@abc.abstractmethod</text:span></text:p>
      <text:p text:style-name="P8"><text:span text:style-name="T33"><text:s text:c="4"/></text:span><text:span text:style-name="T5">def </text:span><text:span text:style-name="T9">get_empiric_dist_y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5">pass</text:span></text:p>
      <text:p text:style-name="P8"><text:span text:style-name="T3"><text:s text:c="4"/></text:span><text:span text:style-name="T5">def </text:span><text:span text:style-name="T29">__str__</text:span><text:span text:style-name="T36">(</text:span><text:span text:style-name="T31">self</text:span><text:span text:style-name="T36">):</text:span></text:p>
      <text:p text:style-name="P8"><text:s text:c="8"/><text:span text:style-name="T5">return </text:span><text:span text:style-name="T17">f'Вариационный ряд: </text:span><text:span text:style-name="T5">{</text:span><text:span text:style-name="T31">self</text:span><text:span text:style-name="T36">._vs</text:span><text:span text:style-name="T5">}</text:span><text:span text:style-name="T17">'</text:span></text:p>
      <text:p text:style-name="P5"><text:span text:style-name="T3">class </text:span>DiscreteVS(VariationSeries):</text:p>
      <text:p text:style-name="P8"><text:s text:c="4"/><text:span text:style-name="T25">"""Discrete variation series"""</text:span></text:p>
      <text:p text:style-name="P8"><text:span text:style-name="T23"><text:s text:c="4"/></text:span><text:span text:style-name="T5">def </text:span><text:span text:style-name="T29">__init__</text:span><text:span text:style-name="T36">(</text:span><text:span text:style-name="T31">self</text:span><text:span text:style-name="T5">, </text:span><text:span text:style-name="T36">values):</text:span></text:p>
      <text:p text:style-name="P8"><text:s text:c="8"/><text:span text:style-name="T28"># User's input is a ready variable series: build the list of values</text:span></text:p>
      <text:p text:style-name="P8"><text:span text:style-name="T27"><text:s text:c="8"/></text:span><text:span text:style-name="T5">if </text:span><text:span text:style-name="T22">isinstance</text:span><text:span text:style-name="T36">(values</text:span><text:span text:style-name="T5">, </text:span><text:span text:style-name="T22">dict</text:span><text:span text:style-name="T36">):</text:span></text:p>
      <text:p text:style-name="P8"><text:s text:c="12"/><text:span text:style-name="T36">vs = sorted_by_keys(values)</text:span></text:p>
      <text:p text:style-name="P8"><text:soft-page-break/><text:s text:c="12"/><text:span text:style-name="T36">values = []</text:span></text:p>
      <text:p text:style-name="P8"><text:s text:c="12"/><text:span text:style-name="T5">for </text:span><text:span text:style-name="T36">k</text:span><text:span text:style-name="T5">, </text:span><text:span text:style-name="T36">v </text:span><text:span text:style-name="T5">in </text:span><text:span text:style-name="T36">vs.items():</text:span></text:p>
      <text:p text:style-name="P8"><text:s text:c="16"/><text:span text:style-name="T36">values += [k] * v</text:span></text:p>
      <text:p text:style-name="P8"><text:s text:c="8"/><text:span text:style-name="T28"># User's input is a list of values: build the variable series</text:span></text:p>
      <text:p text:style-name="P8"><text:span text:style-name="T27"><text:s text:c="8"/></text:span><text:span text:style-name="T5">else</text:span><text:span text:style-name="T36">:</text:span></text:p>
      <text:p text:style-name="P8"><text:s text:c="12"/><text:span text:style-name="T36">vs = {}</text:span></text:p>
      <text:p text:style-name="P8"><text:s text:c="12"/><text:span text:style-name="T5">for </text:span><text:span text:style-name="T36">val </text:span><text:span text:style-name="T5">in </text:span><text:span text:style-name="T22">sorted</text:span><text:span text:style-name="T36">(values):</text:span></text:p>
      <text:p text:style-name="P8"><text:s text:c="16"/><text:span text:style-name="T36">vs[val] = vs.get(val</text:span><text:span text:style-name="T5">, </text:span><text:span text:style-name="T15">0</text:span><text:span text:style-name="T36">) + </text:span><text:span text:style-name="T15">1</text:span></text:p>
      <text:p text:style-name="P8"><text:span text:style-name="T14"><text:s text:c="8"/></text:span><text:span text:style-name="T22">super</text:span><text:span text:style-name="T36">(DiscreteVS</text:span><text:span text:style-name="T5">, </text:span><text:span text:style-name="T31">self</text:span><text:span text:style-name="T36">).</text:span><text:span text:style-name="T29">__init__</text:span><text:span text:style-name="T36">(values)</text:span></text:p>
      <text:p text:style-name="P8"><text:s text:c="8"/><text:span text:style-name="T31">self</text:span><text:span text:style-name="T36">._vs = vs</text:span></text:p>
      <text:p text:style-name="P8"><text:s text:c="8"/><text:span text:style-name="T31">self</text:span><text:span text:style-name="T36">._variants = </text:span><text:span text:style-name="T22">list</text:span><text:span text:style-name="T36">(</text:span><text:span text:style-name="T31">self</text:span><text:span text:style-name="T36">._vs.keys())</text:span></text:p>
      <text:p text:style-name="P8"><text:s text:c="8"/><text:span text:style-name="T31">self</text:span><text:span text:style-name="T36">._var_frequencies = </text:span><text:span text:style-name="T22">list</text:span><text:span text:style-name="T36">(</text:span><text:span text:style-name="T31">self</text:span><text:span text:style-name="T36">._vs.values())</text:span></text:p>
      <text:p text:style-name="P8"><text:s text:c="8"/><text:span text:style-name="T31">self</text:span><text:span text:style-name="T36">._rel_frequencies = </text:span><text:span text:style-name="T22">list</text:span><text:span text:style-name="T36">(</text:span><text:span text:style-name="T22">map</text:span><text:span text:style-name="T36">(</text:span></text:p>
      <text:p text:style-name="P8"><text:s text:c="12"/><text:span text:style-name="T5">lambda </text:span><text:span text:style-name="T36">m_i: m_i / </text:span><text:span text:style-name="T31">self</text:span><text:span text:style-name="T36">._n</text:span><text:span text:style-name="T5">, </text:span><text:span text:style-name="T31">self</text:span><text:span text:style-name="T36">._var_frequencies</text:span></text:p>
      <text:p text:style-name="P8"><text:s text:c="8"/><text:span text:style-name="T36">))</text:span></text:p>
      <text:p text:style-name="P8"><text:s text:c="8"/><text:span text:style-name="T31">self</text:span><text:span text:style-name="T36">._acc_frequencies = </text:span><text:span text:style-name="T22">list</text:span><text:span text:style-name="T36">(</text:span><text:span text:style-name="T31">self</text:span><text:span text:style-name="T36">._gen_acc_frequencies())</text:span></text:p>
      <text:p text:style-name="P8"><text:s text:c="8"/><text:span text:style-name="T31">self</text:span><text:span text:style-name="T36">._acc_rel_frequencies = </text:span><text:span text:style-name="T22">list</text:span><text:span text:style-name="T36">(</text:span><text:span text:style-name="T22">map</text:span><text:span text:style-name="T36">(</text:span></text:p>
      <text:p text:style-name="P8"><text:s text:c="12"/><text:span text:style-name="T5">lambda </text:span><text:span text:style-name="T36">m_x: m_x / </text:span><text:span text:style-name="T31">self</text:span><text:span text:style-name="T36">._n</text:span><text:span text:style-name="T5">, </text:span><text:span text:style-name="T31">self</text:span><text:span text:style-name="T36">._acc_frequencies</text:span></text:p>
      <text:p text:style-name="P8"><text:s text:c="8"/><text:span text:style-name="T36">))</text:span></text:p>
      <text:p text:style-name="P8"><text:s text:c="8"/><text:span text:style-name="T31">self</text:span><text:span text:style-name="T36">._x = </text:span><text:span text:style-name="T31">self</text:span><text:span text:style-name="T36">.__find_next_x() <text:s/></text:span><text:span text:style-name="T28"># Следующий x</text:span></text:p>
      <text:p text:style-name="P8"><text:span text:style-name="T27"><text:s text:c="4"/></text:span><text:span text:style-name="T5">def </text:span><text:span text:style-name="T9">__find_next_x</text:span><text:span text:style-name="T36">(</text:span><text:span text:style-name="T31">self</text:span><text:span text:style-name="T36">):</text:span></text:p>
      <text:p text:style-name="P8"><text:s text:c="8"/><text:span text:style-name="T36">keys = </text:span><text:span text:style-name="T22">list</text:span><text:span text:style-name="T36">(</text:span><text:span text:style-name="T31">self</text:span><text:span text:style-name="T36">._vs.keys())</text:span></text:p>
      <text:p text:style-name="P8"><text:s text:c="8"/><text:span text:style-name="T36">biggest = keys[-</text:span><text:span text:style-name="T15">1</text:span><text:span text:style-name="T36">]</text:span></text:p>
      <text:p text:style-name="P8"><text:s text:c="8"/><text:span text:style-name="T36">diff = biggest - keys[-</text:span><text:span text:style-name="T15">2</text:span><text:span text:style-name="T36">]</text:span></text:p>
      <text:p text:style-name="P8"><text:s text:c="8"/><text:span text:style-name="T5">return </text:span><text:span text:style-name="T36">biggest + diff</text:span></text:p>
      <text:p text:style-name="P8"><text:s text:c="4"/><text:span text:style-name="T5">def </text:span><text:span text:style-name="T9">draw_polygon</text:span><text:span text:style-name="T36">(</text:span><text:span text:style-name="T31">self</text:span><text:span text:style-name="T5">, </text:span><text:span text:style-name="T36">nrows: </text:span><text:span text:style-name="T22">int</text:span><text:span text:style-name="T5">, </text:span><text:span text:style-name="T36">ncols: </text:span><text:span text:style-name="T22">int</text:span><text:span text:style-name="T5">, </text:span><text:span text:style-name="T36">index: </text:span><text:span text:style-name="T22">int</text:span><text:span text:style-name="T36">):</text:span></text:p>
      <text:p text:style-name="P8"><text:s text:c="8"/><text:span text:style-name="T25">"""Prepare polygon function"""</text:span></text:p>
      <text:p text:style-name="P8"><text:span text:style-name="T23"><text:s text:c="8"/></text:span><text:span text:style-name="T36">xs = </text:span><text:span text:style-name="T31">self</text:span><text:span text:style-name="T36">.get_polygon_xs()</text:span></text:p>
      <text:p text:style-name="P8"><text:s text:c="8"/><text:span text:style-name="T36">ys = </text:span><text:span text:style-name="T31">self</text:span><text:span text:style-name="T36">.get_polygon_ys()</text:span></text:p>
      <text:p text:style-name="P8"><text:s text:c="8"/><text:span text:style-name="T36">plt.subplot(nrows</text:span><text:span text:style-name="T5">, </text:span><text:span text:style-name="T36">ncols</text:span><text:span text:style-name="T5">, </text:span><text:span text:style-name="T36">index)</text:span></text:p>
      <text:p text:style-name="P8"><text:s text:c="8"/><text:span text:style-name="T36">plt.plot(xs</text:span><text:span text:style-name="T5">, </text:span><text:span text:style-name="T36">ys</text:span><text:span text:style-name="T5">, </text:span><text:span text:style-name="T17">'b'</text:span><text:span text:style-name="T36">)</text:span></text:p>
      <text:p text:style-name="P8"><text:s text:c="8"/><text:span text:style-name="T36">plt.title(</text:span><text:span text:style-name="T17">'Полигон'</text:span><text:span text:style-name="T36">)</text:span></text:p>
      <text:p text:style-name="P8"><text:s text:c="8"/><text:span text:style-name="T36">plt.xlabel(</text:span><text:span text:style-name="T17">'Варианты'</text:span><text:span text:style-name="T36">)</text:span></text:p>
      <text:p text:style-name="P8"><text:s text:c="8"/><text:span text:style-name="T36">plt.ylabel(</text:span><text:span text:style-name="T17">'Частоты'</text:span><text:span text:style-name="T36">)</text:span></text:p>
      <text:p text:style-name="P8"><text:s text:c="8"/><text:span text:style-name="T5">return </text:span><text:span text:style-name="T31">self</text:span></text:p>
      <text:p text:style-name="P8"><text:span text:style-name="T30"><text:s text:c="4"/></text:span><text:span text:style-name="T5">def </text:span><text:span text:style-name="T9">get_polygon_xs</text:span><text:span text:style-name="T36">(</text:span><text:span text:style-name="T31">self</text:span><text:span text:style-name="T36">):</text:span></text:p>
      <text:p text:style-name="P8"><text:s text:c="8"/><text:span text:style-name="T5">return </text:span><text:span text:style-name="T31">self</text:span><text:span text:style-name="T36">._variants</text:span></text:p>
      <text:p text:style-name="P8"><text:s text:c="4"/><text:span text:style-name="T5">def </text:span><text:span text:style-name="T9">get_polygon_ys</text:span><text:span text:style-name="T36">(</text:span><text:span text:style-name="T31">self</text:span><text:span text:style-name="T36">):</text:span></text:p>
      <text:p text:style-name="P8"><text:s text:c="8"/><text:span text:style-name="T5">return </text:span><text:span text:style-name="T31">self</text:span><text:span text:style-name="T36">._var_frequencies</text:span></text:p>
      <text:p text:style-name="P8"><text:s text:c="4"/><text:span text:style-name="T5">def </text:span><text:span text:style-name="T9">get_cumulate_xs</text:span><text:span text:style-name="T36">(</text:span><text:span text:style-name="T31">self</text:span><text:span text:style-name="T36">): <text:s/></text:span><text:span text:style-name="T28"># x(i)</text:span></text:p>
      <text:p text:style-name="P8"><text:span text:style-name="T27"><text:s text:c="8"/></text:span><text:span text:style-name="T5">return </text:span><text:span text:style-name="T31">self</text:span><text:span text:style-name="T36">._variants + [</text:span><text:span text:style-name="T31">self</text:span><text:span text:style-name="T36">._x]</text:span></text:p>
      <text:p text:style-name="P8"><text:s text:c="4"/><text:span text:style-name="T5">def </text:span><text:span text:style-name="T9">get_cumulate_ys</text:span><text:span text:style-name="T36">(</text:span><text:span text:style-name="T31">self</text:span><text:span text:style-name="T36">): <text:s/></text:span><text:span text:style-name="T28"># m(x(i))</text:span></text:p>
      <text:p text:style-name="P8"><text:span text:style-name="T27"><text:s text:c="8"/></text:span><text:span text:style-name="T5">return </text:span><text:span text:style-name="T31">self</text:span><text:span text:style-name="T36">._acc_frequencies</text:span></text:p>
      <text:p text:style-name="P8"><text:s text:c="4"/><text:span text:style-name="T5">def </text:span><text:span text:style-name="T9">get_empiric_dist_xs</text:span><text:span text:style-name="T36">(</text:span><text:span text:style-name="T31">self</text:span><text:span text:style-name="T36">): <text:s/></text:span><text:span text:style-name="T28"># x(i)</text:span></text:p>
      <text:p text:style-name="P8"><text:span text:style-name="T27"><text:s text:c="8"/></text:span><text:span text:style-name="T5">return </text:span><text:span text:style-name="T31">self</text:span><text:span text:style-name="T36">.get_cumulate_xs()</text:span></text:p>
      <text:p text:style-name="P8"><text:s text:c="4"/><text:span text:style-name="T5">def </text:span><text:span text:style-name="T9">get_empiric_dist_ys</text:span><text:span text:style-name="T36">(</text:span><text:span text:style-name="T31">self</text:span><text:span text:style-name="T36">): <text:s/></text:span><text:span text:style-name="T28"># w(x(i))</text:span></text:p>
      <text:p text:style-name="P8"><text:span text:style-name="T27"><text:s text:c="8"/></text:span><text:span text:style-name="T5">return </text:span><text:span text:style-name="T31">self</text:span><text:span text:style-name="T36">._acc_rel_frequencies</text:span></text:p>
      <text:p text:style-name="P5"><text:span text:style-name="T3">class </text:span>ContinuousVS(VariationSeries):</text:p>
      <text:p text:style-name="P8"><text:s text:c="4"/><text:span text:style-name="T25">"""Continuous interval"""</text:span></text:p>
      <text:p text:style-name="P8"><text:span text:style-name="T23"><text:s text:c="4"/></text:span><text:span text:style-name="T5">def </text:span><text:span text:style-name="T29">__init__</text:span><text:span text:style-name="T36">(</text:span><text:span text:style-name="T31">self</text:span><text:span text:style-name="T5">, </text:span><text:span text:style-name="T36">values):</text:span></text:p>
      <text:p text:style-name="P8"><text:s text:c="8"/><text:span text:style-name="T28"># User's input is a dict with intervals</text:span></text:p>
      <text:p text:style-name="P8"><text:span text:style-name="T27"><text:s text:c="8"/></text:span><text:span text:style-name="T5">if </text:span><text:span text:style-name="T22">isinstance</text:span><text:span text:style-name="T36">(values</text:span><text:span text:style-name="T5">, </text:span><text:span text:style-name="T22">dict</text:span><text:span text:style-name="T36">):</text:span></text:p>
      <text:p text:style-name="P8"><text:s text:c="12"/><text:span text:style-name="T28"># Complete redefinition</text:span></text:p>
      <text:p text:style-name="P8"><text:soft-page-break/><text:span text:style-name="T27"><text:s text:c="12"/></text:span><text:span text:style-name="T31">self</text:span><text:span text:style-name="T36">._vs = values</text:span></text:p>
      <text:p text:style-name="P8"><text:s text:c="12"/><text:span text:style-name="T31">self</text:span><text:span text:style-name="T36">._intervals = </text:span><text:span text:style-name="T22">list</text:span><text:span text:style-name="T36">(values.keys())</text:span></text:p>
      <text:p text:style-name="P8"><text:s text:c="12"/><text:span text:style-name="T36">values = </text:span><text:span text:style-name="T22">list</text:span><text:span text:style-name="T36">(values.keys()) <text:s/></text:span><text:span text:style-name="T28"># tuples</text:span></text:p>
      <text:p text:style-name="P8"><text:span text:style-name="T27"><text:s text:c="12"/></text:span><text:span text:style-name="T31">self</text:span><text:span text:style-name="T36">._n = </text:span><text:span text:style-name="T22">sum</text:span><text:span text:style-name="T36">(</text:span><text:span text:style-name="T31">self</text:span><text:span text:style-name="T36">._vs.values())</text:span></text:p>
      <text:p text:style-name="P8"><text:s text:c="12"/><text:span text:style-name="T31">self</text:span><text:span text:style-name="T36">._x_max = values[-</text:span><text:span text:style-name="T15">1</text:span><text:span text:style-name="T36">][-</text:span><text:span text:style-name="T15">1</text:span><text:span text:style-name="T36">]</text:span></text:p>
      <text:p text:style-name="P8"><text:s text:c="12"/><text:span text:style-name="T31">self</text:span><text:span text:style-name="T36">._x_min = values[</text:span><text:span text:style-name="T15">0</text:span><text:span text:style-name="T36">][</text:span><text:span text:style-name="T15">0</text:span><text:span text:style-name="T36">]</text:span></text:p>
      <text:p text:style-name="P8"><text:s text:c="12"/><text:span text:style-name="T31">self</text:span><text:span text:style-name="T36">._k = math.ceil(</text:span><text:span text:style-name="T15">1 </text:span><text:span text:style-name="T36">+ </text:span><text:span text:style-name="T15">1.4 </text:span><text:span text:style-name="T36">* math.log(</text:span><text:span text:style-name="T31">self</text:span><text:span text:style-name="T36">._n)) <text:s/></text:span><text:span text:style-name="T28"># Количество интервалов</text:span></text:p>
      <text:p text:style-name="P8"><text:span text:style-name="T27"><text:s text:c="12"/></text:span><text:span text:style-name="T31">self</text:span><text:span text:style-name="T36">._delta = (</text:span><text:span text:style-name="T31">self</text:span><text:span text:style-name="T36">._x_max - </text:span><text:span text:style-name="T31">self</text:span><text:span text:style-name="T36">._x_min) / </text:span><text:span text:style-name="T31">self</text:span><text:span text:style-name="T36">._k <text:s/></text:span><text:span text:style-name="T28"># Длина интервала</text:span></text:p>
      <text:p text:style-name="P12"><text:s text:c="8"/><text:span text:style-name="T36"># User's input is a list of values</text:span></text:p>
      <text:p text:style-name="P8"><text:span text:style-name="T27"><text:s text:c="8"/></text:span><text:span text:style-name="T5">else</text:span><text:span text:style-name="T36">:</text:span></text:p>
      <text:p text:style-name="P8"><text:s text:c="12"/><text:span text:style-name="T22">super</text:span><text:span text:style-name="T36">(ContinuousVS</text:span><text:span text:style-name="T5">, </text:span><text:span text:style-name="T31">self</text:span><text:span text:style-name="T36">).</text:span><text:span text:style-name="T29">__init__</text:span><text:span text:style-name="T36">(values)</text:span></text:p>
      <text:p text:style-name="P8"><text:s text:c="12"/><text:span text:style-name="T31">self</text:span><text:span text:style-name="T36">._k = math.ceil(</text:span><text:span text:style-name="T15">1 </text:span><text:span text:style-name="T36">+ </text:span><text:span text:style-name="T15">1.4 </text:span><text:span text:style-name="T36">* math.log(</text:span><text:span text:style-name="T31">self</text:span><text:span text:style-name="T36">._n)) <text:s/></text:span><text:span text:style-name="T28"># Количество интервалов</text:span></text:p>
      <text:p text:style-name="P8"><text:span text:style-name="T27"><text:s text:c="12"/></text:span><text:span text:style-name="T31">self</text:span><text:span text:style-name="T36">._delta = (</text:span><text:span text:style-name="T31">self</text:span><text:span text:style-name="T36">._x_max - </text:span><text:span text:style-name="T31">self</text:span><text:span text:style-name="T36">._x_min) / </text:span><text:span text:style-name="T31">self</text:span><text:span text:style-name="T36">._k <text:s/></text:span><text:span text:style-name="T28"># Длина интервала</text:span></text:p>
      <text:p text:style-name="P8"><text:span text:style-name="T27"><text:s text:c="12"/></text:span><text:span text:style-name="T31">self</text:span><text:span text:style-name="T36">._intervals = </text:span><text:span text:style-name="T31">self</text:span><text:span text:style-name="T36">.__make_intervals()</text:span></text:p>
      <text:p text:style-name="P8"><text:s text:c="12"/><text:span text:style-name="T31">self</text:span><text:span text:style-name="T36">._vs = </text:span><text:span text:style-name="T31">self</text:span><text:span text:style-name="T36">.__make_vs()</text:span></text:p>
      <text:p text:style-name="P8"><text:s text:c="8"/><text:span text:style-name="T28"># self._variants = self._intervals <text:s/># Here intervals</text:span></text:p>
      <text:p text:style-name="P8"><text:span text:style-name="T27"><text:s text:c="8"/></text:span><text:span text:style-name="T31">self</text:span><text:span text:style-name="T36">._var_frequencies = </text:span><text:span text:style-name="T22">list</text:span><text:span text:style-name="T36">(</text:span><text:span text:style-name="T31">self</text:span><text:span text:style-name="T36">._vs.values())</text:span></text:p>
      <text:p text:style-name="P8"><text:s text:c="8"/><text:span text:style-name="T31">self</text:span><text:span text:style-name="T36">._rel_frequencies = </text:span><text:span text:style-name="T22">list</text:span><text:span text:style-name="T36">(</text:span><text:span text:style-name="T22">map</text:span><text:span text:style-name="T36">(</text:span></text:p>
      <text:p text:style-name="P8"><text:s text:c="12"/><text:span text:style-name="T5">lambda </text:span><text:span text:style-name="T36">m_i: m_i / </text:span><text:span text:style-name="T31">self</text:span><text:span text:style-name="T36">._n</text:span><text:span text:style-name="T5">, </text:span><text:span text:style-name="T31">self</text:span><text:span text:style-name="T36">._var_frequencies</text:span></text:p>
      <text:p text:style-name="P8"><text:s text:c="8"/><text:span text:style-name="T36">))</text:span></text:p>
      <text:p text:style-name="P8"><text:s text:c="8"/><text:span text:style-name="T31">self</text:span><text:span text:style-name="T36">._acc_frequencies = </text:span><text:span text:style-name="T22">list</text:span><text:span text:style-name="T36">(</text:span><text:span text:style-name="T31">self</text:span><text:span text:style-name="T36">._gen_acc_frequencies())</text:span></text:p>
      <text:p text:style-name="P8"><text:s text:c="8"/><text:span text:style-name="T31">self</text:span><text:span text:style-name="T36">._acc_rel_frequencies = </text:span><text:span text:style-name="T22">list</text:span><text:span text:style-name="T36">(</text:span><text:span text:style-name="T22">map</text:span><text:span text:style-name="T36">(</text:span></text:p>
      <text:p text:style-name="P8"><text:s text:c="12"/><text:span text:style-name="T5">lambda </text:span><text:span text:style-name="T36">m_x: m_x / </text:span><text:span text:style-name="T31">self</text:span><text:span text:style-name="T36">._n</text:span><text:span text:style-name="T5">, </text:span><text:span text:style-name="T31">self</text:span><text:span text:style-name="T36">._acc_frequencies</text:span></text:p>
      <text:p text:style-name="P8"><text:s text:c="8"/><text:span text:style-name="T36">))</text:span></text:p>
      <text:p text:style-name="P8"><text:s text:c="4"/><text:span text:style-name="T5">def </text:span><text:span text:style-name="T9">__make_intervals</text:span><text:span text:style-name="T36">(</text:span><text:span text:style-name="T31">self</text:span><text:span text:style-name="T36">) -&gt; </text:span><text:span text:style-name="T22">list</text:span><text:span text:style-name="T36">:</text:span></text:p>
      <text:p text:style-name="P8"><text:s text:c="8"/><text:span text:style-name="T25">"""Return list of tuples intervals"""</text:span></text:p>
      <text:p text:style-name="P8"><text:span text:style-name="T23"><text:s text:c="8"/></text:span><text:span text:style-name="T36">p = VariationSeries.PRECISION <text:s/></text:span><text:span text:style-name="T28"># Precision</text:span></text:p>
      <text:p text:style-name="P8"><text:span text:style-name="T27"><text:s text:c="8"/></text:span><text:span text:style-name="T36">x_start = </text:span><text:span text:style-name="T31">self</text:span><text:span text:style-name="T36">._x_min <text:s/></text:span><text:span text:style-name="T28"># - self._delta / 2 <text:s/># x(нач)</text:span></text:p>
      <text:p text:style-name="P8"><text:span text:style-name="T27"><text:s text:c="8"/></text:span><text:span text:style-name="T36">x_end = </text:span><text:span text:style-name="T31">self</text:span><text:span text:style-name="T36">._x_max + </text:span><text:span text:style-name="T31">self</text:span><text:span text:style-name="T36">._delta / </text:span><text:span text:style-name="T15">2 <text:s/></text:span><text:span text:style-name="T28"># Catch the biggest value</text:span></text:p>
      <text:p text:style-name="P12"><text:s text:c="8"/></text:p>
      <text:p text:style-name="P8"><text:span text:style-name="T27"><text:s text:c="8"/></text:span><text:span text:style-name="T36">intervals = []</text:span></text:p>
      <text:p text:style-name="P8"><text:s text:c="8"/><text:span text:style-name="T5">for </text:span><text:span text:style-name="T36">i </text:span><text:span text:style-name="T5">in </text:span><text:span text:style-name="T22">range</text:span><text:span text:style-name="T36">(</text:span><text:span text:style-name="T31">self</text:span><text:span text:style-name="T36">._k): <text:s/></text:span><text:span text:style-name="T28"># Number of interval</text:span></text:p>
      <text:p text:style-name="P8"><text:span text:style-name="T27"><text:s text:c="12"/></text:span><text:span text:style-name="T36">bias = i * </text:span><text:span text:style-name="T31">self</text:span><text:span text:style-name="T36">._delta</text:span></text:p>
      <text:p text:style-name="P8"><text:s text:c="12"/><text:span text:style-name="T36">left = </text:span><text:span text:style-name="T22">round</text:span><text:span text:style-name="T36">(x_start + bias</text:span><text:span text:style-name="T5">, </text:span><text:span text:style-name="T36">p)</text:span></text:p>
      <text:p text:style-name="P8"><text:s text:c="12"/><text:span text:style-name="T36">right = </text:span><text:span text:style-name="T22">round</text:span><text:span text:style-name="T36">(x_start + </text:span><text:span text:style-name="T31">self</text:span><text:span text:style-name="T36">._delta + bias</text:span><text:span text:style-name="T5">, </text:span><text:span text:style-name="T36">p)</text:span></text:p>
      <text:p text:style-name="P8"><text:s text:c="12"/><text:span text:style-name="T36">intervals += [(left</text:span><text:span text:style-name="T5">, </text:span><text:span text:style-name="T36">right)]</text:span></text:p>
      <text:p text:style-name="P8"><text:s text:c="8"/><text:span text:style-name="T36">last_interval = intervals[-</text:span><text:span text:style-name="T15">1</text:span><text:span text:style-name="T36">]</text:span></text:p>
      <text:p text:style-name="P8"><text:s text:c="8"/><text:span text:style-name="T36">new_last_interval = (last_interval[</text:span><text:span text:style-name="T15">0</text:span><text:span text:style-name="T36">]</text:span><text:span text:style-name="T5">, </text:span><text:span text:style-name="T36">x_end)</text:span></text:p>
      <text:p text:style-name="P8"><text:s text:c="8"/><text:span text:style-name="T36">intervals[-</text:span><text:span text:style-name="T15">1</text:span><text:span text:style-name="T36">] = new_last_interval</text:span></text:p>
      <text:p text:style-name="P8"><text:s text:c="8"/><text:span text:style-name="T5">return </text:span><text:span text:style-name="T36">intervals</text:span></text:p>
      <text:p text:style-name="P8"><text:s text:c="4"/><text:span text:style-name="T5">def </text:span><text:span text:style-name="T9">__make_vs</text:span><text:span text:style-name="T36">(</text:span><text:span text:style-name="T31">self</text:span><text:span text:style-name="T36">) -&gt; </text:span><text:span text:style-name="T22">dict</text:span><text:span text:style-name="T36">:</text:span></text:p>
      <text:p text:style-name="P8"><text:s text:c="8"/><text:span text:style-name="T25">"""Return dict with variable series"""</text:span></text:p>
      <text:p text:style-name="P8"><text:span text:style-name="T23"><text:s text:c="8"/></text:span><text:span text:style-name="T36">vs = {} <text:s/></text:span><text:span text:style-name="T28"># Frequencies</text:span></text:p>
      <text:p text:style-name="P8"><text:span text:style-name="T27"><text:s text:c="8"/></text:span><text:span text:style-name="T5">for </text:span><text:span text:style-name="T36">val </text:span><text:span text:style-name="T5">in </text:span><text:span text:style-name="T22">sorted</text:span><text:span text:style-name="T36">(</text:span><text:span text:style-name="T31">self</text:span><text:span text:style-name="T36">._values):</text:span></text:p>
      <text:p text:style-name="P8"><text:s text:c="12"/><text:span text:style-name="T28"># Choose the correct interval</text:span></text:p>
      <text:p text:style-name="P8"><text:span text:style-name="T27"><text:s text:c="12"/></text:span><text:span text:style-name="T5">for </text:span><text:span text:style-name="T36">interval </text:span><text:span text:style-name="T5">in </text:span><text:span text:style-name="T31">self</text:span><text:span text:style-name="T36">._intervals:</text:span></text:p>
      <text:p text:style-name="P8"><text:s text:c="16"/><text:span text:style-name="T36">left</text:span><text:span text:style-name="T5">, </text:span><text:span text:style-name="T36">right = interval</text:span></text:p>
      <text:p text:style-name="P8"><text:s text:c="16"/><text:span text:style-name="T5">if </text:span><text:span text:style-name="T36">left &lt;= val &lt; right </text:span><text:span text:style-name="T5">or </text:span><text:span text:style-name="T36">val == </text:span><text:span text:style-name="T31">self</text:span><text:span text:style-name="T36">._x_max:</text:span></text:p>
      <text:p text:style-name="P8"><text:s text:c="20"/><text:span text:style-name="T36">vs[interval] = vs.get(interval</text:span><text:span text:style-name="T5">, </text:span><text:span text:style-name="T15">0</text:span><text:span text:style-name="T36">) + </text:span><text:span text:style-name="T15">1</text:span></text:p>
      <text:p text:style-name="P8"><text:soft-page-break/><text:span text:style-name="T14"><text:s text:c="20"/></text:span><text:span text:style-name="T5">break</text:span></text:p>
      <text:p text:style-name="P8"><text:span text:style-name="T3"><text:s text:c="8"/></text:span><text:span text:style-name="T5">return </text:span><text:span text:style-name="T36">vs</text:span></text:p>
      <text:p text:style-name="P8"><text:s text:c="4"/><text:span text:style-name="T5">def </text:span><text:span text:style-name="T9">draw_hist</text:span><text:span text:style-name="T36">(</text:span><text:span text:style-name="T31">self</text:span><text:span text:style-name="T5">, </text:span><text:span text:style-name="T36">nrows</text:span><text:span text:style-name="T5">, </text:span><text:span text:style-name="T36">ncols</text:span><text:span text:style-name="T5">, </text:span><text:span text:style-name="T36">index):</text:span></text:p>
      <text:p text:style-name="P8"><text:s text:c="8"/><text:span text:style-name="T25">"""Prepare histogram function"""</text:span></text:p>
      <text:p text:style-name="P8"><text:span text:style-name="T23"><text:s text:c="8"/></text:span><text:span text:style-name="T36">xs = </text:span><text:span text:style-name="T31">self</text:span><text:span text:style-name="T36">.get_hist_xs()</text:span></text:p>
      <text:p text:style-name="P8"><text:s text:c="8"/><text:span text:style-name="T36">ys = </text:span><text:span text:style-name="T31">self</text:span><text:span text:style-name="T36">.get_hist_ys()</text:span></text:p>
      <text:p text:style-name="P8"><text:s text:c="8"/><text:span text:style-name="T36">plt.subplot(nrows</text:span><text:span text:style-name="T5">, </text:span><text:span text:style-name="T36">ncols</text:span><text:span text:style-name="T5">, </text:span><text:span text:style-name="T36">index)</text:span></text:p>
      <text:p text:style-name="P8"><text:s text:c="8"/><text:span text:style-name="T36">plt.plot(xs</text:span><text:span text:style-name="T5">, </text:span><text:span text:style-name="T36">ys</text:span><text:span text:style-name="T5">, </text:span><text:span text:style-name="T17">'b'</text:span><text:span text:style-name="T36">)</text:span></text:p>
      <text:p text:style-name="P8"><text:s text:c="8"/><text:span text:style-name="T36">plt.xlabel(</text:span><text:span text:style-name="T17">'Интервалы'</text:span><text:span text:style-name="T36">)</text:span></text:p>
      <text:p text:style-name="P8"><text:s text:c="8"/><text:span text:style-name="T36">plt.ylabel(</text:span><text:span text:style-name="T17">'Частоты'</text:span><text:span text:style-name="T36">)</text:span></text:p>
      <text:p text:style-name="P8"><text:s text:c="8"/><text:span text:style-name="T5">return </text:span><text:span text:style-name="T31">self</text:span></text:p>
      <text:p text:style-name="P8"><text:span text:style-name="T30"><text:s text:c="4"/></text:span><text:span text:style-name="T5">def </text:span><text:span text:style-name="T9">get_hist_xs</text:span><text:span text:style-name="T36">(</text:span><text:span text:style-name="T31">self</text:span><text:span text:style-name="T36">):</text:span></text:p>
      <text:p text:style-name="P8"><text:s text:c="8"/><text:span text:style-name="T36">xs = []</text:span></text:p>
      <text:p text:style-name="P8"><text:s text:c="8"/><text:span text:style-name="T5">for </text:span><text:span text:style-name="T36">left</text:span><text:span text:style-name="T5">, </text:span><text:span text:style-name="T36">right </text:span><text:span text:style-name="T5">in </text:span><text:span text:style-name="T36">(interval </text:span><text:span text:style-name="T5">for </text:span><text:span text:style-name="T36">interval </text:span><text:span text:style-name="T5">in </text:span><text:span text:style-name="T31">self</text:span><text:span text:style-name="T36">._vs.keys()):</text:span></text:p>
      <text:p text:style-name="P8"><text:s text:c="12"/><text:span text:style-name="T36">xs += [left</text:span><text:span text:style-name="T5">, </text:span><text:span text:style-name="T36">right]</text:span></text:p>
      <text:p text:style-name="P8"><text:s text:c="8"/><text:span text:style-name="T5">return </text:span><text:span text:style-name="T36">xs</text:span></text:p>
      <text:p text:style-name="P8"><text:s text:c="4"/><text:span text:style-name="T5">def </text:span><text:span text:style-name="T9">get_hist_ys</text:span><text:span text:style-name="T36">(</text:span><text:span text:style-name="T31">self</text:span><text:span text:style-name="T36">):</text:span></text:p>
      <text:p text:style-name="P8"><text:s text:c="8"/><text:span text:style-name="T36">ys = []</text:span></text:p>
      <text:p text:style-name="P8"><text:s text:c="8"/><text:span text:style-name="T5">for </text:span><text:span text:style-name="T36">y </text:span><text:span text:style-name="T5">in </text:span><text:span text:style-name="T31">self</text:span><text:span text:style-name="T36">._var_frequencies:</text:span></text:p>
      <text:p text:style-name="P8"><text:s text:c="12"/><text:span text:style-name="T36">ys += [y</text:span><text:span text:style-name="T5">, </text:span><text:span text:style-name="T36">y]</text:span></text:p>
      <text:p text:style-name="P8"><text:s text:c="8"/><text:span text:style-name="T5">return </text:span><text:span text:style-name="T36">ys</text:span></text:p>
      <text:p text:style-name="P8"><text:s text:c="4"/><text:span text:style-name="T5">def </text:span><text:span text:style-name="T9">get_cumulate_xs</text:span><text:span text:style-name="T36">(</text:span><text:span text:style-name="T31">self</text:span><text:span text:style-name="T36">): <text:s/></text:span><text:span text:style-name="T28"># a(i)</text:span></text:p>
      <text:p text:style-name="P8"><text:span text:style-name="T27"><text:s text:c="8"/></text:span><text:span text:style-name="T36">xs = [interval[</text:span><text:span text:style-name="T15">0</text:span><text:span text:style-name="T36">] </text:span><text:span text:style-name="T5">for </text:span><text:span text:style-name="T36">interval </text:span><text:span text:style-name="T5">in </text:span><text:span text:style-name="T31">self</text:span><text:span text:style-name="T36">._vs.keys()] + [</text:span><text:span text:style-name="T31">self</text:span><text:span text:style-name="T36">._intervals[-</text:span><text:span text:style-name="T15">1</text:span><text:span text:style-name="T36">][</text:span><text:span text:style-name="T15">1</text:span><text:span text:style-name="T36">]]</text:span></text:p>
      <text:p text:style-name="P8"><text:s text:c="8"/><text:span text:style-name="T5">return </text:span><text:span text:style-name="T36">xs</text:span></text:p>
      <text:p text:style-name="P8"><text:s text:c="4"/><text:span text:style-name="T5">def </text:span><text:span text:style-name="T9">get_cumulate_ys</text:span><text:span text:style-name="T36">(</text:span><text:span text:style-name="T31">self</text:span><text:span text:style-name="T36">): <text:s/></text:span><text:span text:style-name="T28"># m(a(i))</text:span></text:p>
      <text:p text:style-name="P8"><text:span text:style-name="T27"><text:s text:c="8"/></text:span><text:span text:style-name="T5">return </text:span><text:span text:style-name="T31">self</text:span><text:span text:style-name="T36">._acc_frequencies</text:span></text:p>
      <text:p text:style-name="P8"><text:s text:c="4"/><text:span text:style-name="T5">def </text:span><text:span text:style-name="T9">get_empiric_dist_xs</text:span><text:span text:style-name="T36">(</text:span><text:span text:style-name="T31">self</text:span><text:span text:style-name="T36">):</text:span></text:p>
      <text:p text:style-name="P8"><text:s text:c="8"/><text:span text:style-name="T5">return </text:span><text:span text:style-name="T31">self</text:span><text:span text:style-name="T36">.get_cumulate_xs()</text:span></text:p>
      <text:p text:style-name="P8"><text:s text:c="4"/><text:span text:style-name="T5">def </text:span><text:span text:style-name="T9">get_empiric_dist_ys</text:span><text:span text:style-name="T36">(</text:span><text:span text:style-name="T31">self</text:span><text:span text:style-name="T36">):</text:span></text:p>
      <text:p text:style-name="P14"><text:span text:style-name="T11"><text:s text:c="8"/></text:span><text:span text:style-name="T5">return </text:span><text:span text:style-name="T31">self</text:span><text:span text:style-name="T13">._acc_rel_frequencies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le Kossyguine</meta:initial-creator>
    <meta:creation-date>2019-10-25T19:15:42.545542307</meta:creation-date>
    <meta:generator>LibreOffice/6.0.7.3$Linux_X86_64 LibreOffice_project/00m0$Build-3</meta:generator>
    <dc:date>2019-10-25T19:38:41.973287348</dc:date>
    <dc:creator>Cyrille Kossyguine</dc:creator>
    <meta:editing-duration>PT21M3S</meta:editing-duration>
    <meta:editing-cycles>12</meta:editing-cycles>
    <meta:document-statistic meta:table-count="0" meta:image-count="5" meta:object-count="0" meta:page-count="8" meta:paragraph-count="318" meta:word-count="1249" meta:character-count="11502" meta:non-whitespace-character-count="8419"/>
  </office:meta>
</office:document-meta>
</file>